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cf7d9" officeooo:paragraph-rsid="001cf7d9"/>
    </style:style>
    <style:style style:name="P2" style:family="paragraph" style:parent-style-name="Standard">
      <style:text-properties fo:language="pt" fo:country="BR" officeooo:rsid="001cf7d9" officeooo:paragraph-rsid="001cf7d9" style:font-size-asian="10.5pt"/>
    </style:style>
    <style:style style:name="P3" style:family="paragraph" style:parent-style-name="Standard">
      <style:text-properties fo:language="pt" fo:country="BR" officeooo:rsid="001e166c" officeooo:paragraph-rsid="001e166c" style:font-size-asian="10.5pt"/>
    </style:style>
    <style:style style:name="T1" style:family="text">
      <style:text-properties officeooo:rsid="001ed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Andrey Vinicius Fagundes e Guilherme Antunes da Silva</text:p>
      <text:p text:style-name="P2">Trabalho II – Inteligência Artificial</text:p>
      <text:p text:style-name="P2"/>
      <text:p text:style-name="P2">Para compilar, basta executar os seguintes comandos:</text:p>
      <text:p text:style-name="P2"/>
      <text:p text:style-name="P2">sudo cmake .</text:p>
      <text:p text:style-name="P2">make</text:p>
      <text:p text:style-name="P2">./Ann</text:p>
      <text:p text:style-name="P2"/>
      <text:p text:style-name="P2"/>
      <text:p text:style-name="P3">Depois de executar alguns testes, conseguimos uma taxa de acerto máxima de 9<text:span text:style-name="T1">8</text:span>,<text:span text:style-name="T1">72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7:30:15.251402552</meta:creation-date>
    <dc:date>2017-02-16T19:40:08.936257986</dc:date>
    <meta:editing-duration>PT1M1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38" meta:character-count="256" meta:non-whitespace-character-count="224"/>
  </office:meta>
</office:document-meta>
</file>